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49edd"/>
    </style:style>
    <style:style style:name="P2" style:family="paragraph" style:parent-style-name="Title">
      <style:text-properties officeooo:rsid="00149edd"/>
    </style:style>
    <style:style style:name="P3" style:family="paragraph" style:parent-style-name="Text_20_body">
      <style:text-properties officeooo:rsid="00197d56" officeooo:paragraph-rsid="00197d56"/>
    </style:style>
    <style:style style:name="P4" style:family="paragraph" style:parent-style-name="Text_20_body">
      <style:text-properties officeooo:rsid="001f8513" officeooo:paragraph-rsid="001f8513"/>
    </style:style>
    <style:style style:name="P5" style:family="paragraph" style:parent-style-name="Text_20_body">
      <style:text-properties officeooo:rsid="00205123" officeooo:paragraph-rsid="00205123"/>
    </style:style>
    <style:style style:name="P6" style:family="paragraph" style:parent-style-name="Text_20_body">
      <style:text-properties officeooo:rsid="00215df1" officeooo:paragraph-rsid="00215df1"/>
    </style:style>
    <style:style style:name="P7" style:family="paragraph" style:parent-style-name="Text_20_body">
      <style:text-properties officeooo:rsid="00262785" officeooo:paragraph-rsid="00262785"/>
    </style:style>
    <style:style style:name="P8" style:family="paragraph" style:parent-style-name="Text_20_body">
      <style:text-properties officeooo:rsid="00274446" officeooo:paragraph-rsid="00274446"/>
    </style:style>
    <style:style style:name="P9" style:family="paragraph" style:parent-style-name="Text_20_body">
      <style:text-properties officeooo:rsid="002b34e7" officeooo:paragraph-rsid="002b34e7"/>
    </style:style>
    <style:style style:name="P10" style:family="paragraph" style:parent-style-name="Text_20_body">
      <style:text-properties officeooo:rsid="002cad64" officeooo:paragraph-rsid="002cad64"/>
    </style:style>
    <style:style style:name="P11" style:family="paragraph" style:parent-style-name="Text_20_body">
      <style:text-properties officeooo:rsid="00399417" officeooo:paragraph-rsid="00399417"/>
    </style:style>
    <style:style style:name="P12" style:family="paragraph" style:parent-style-name="Text_20_body">
      <style:text-properties officeooo:rsid="00399417" officeooo:paragraph-rsid="00482943"/>
    </style:style>
    <style:style style:name="P13" style:family="paragraph" style:parent-style-name="Text_20_body">
      <style:text-properties officeooo:rsid="00399417"/>
    </style:style>
    <style:style style:name="P14" style:family="paragraph" style:parent-style-name="Text_20_body">
      <style:text-properties officeooo:rsid="003a1c70" officeooo:paragraph-rsid="003a1c70"/>
    </style:style>
    <style:style style:name="P15" style:family="paragraph" style:parent-style-name="Text_20_body">
      <style:text-properties officeooo:rsid="003a1c70" officeooo:paragraph-rsid="004b010a"/>
    </style:style>
    <style:style style:name="P16" style:family="paragraph" style:parent-style-name="Text_20_body">
      <style:text-properties officeooo:rsid="004214e4" officeooo:paragraph-rsid="004214e4"/>
    </style:style>
    <style:style style:name="P17" style:family="paragraph" style:parent-style-name="Text_20_body">
      <style:text-properties officeooo:rsid="0043cae6" officeooo:paragraph-rsid="006dc739"/>
    </style:style>
    <style:style style:name="P18" style:family="paragraph" style:parent-style-name="Text_20_body">
      <style:text-properties officeooo:rsid="004ef679" officeooo:paragraph-rsid="0070424a"/>
    </style:style>
    <style:style style:name="P19" style:family="paragraph" style:parent-style-name="Text_20_body">
      <style:text-properties officeooo:rsid="003689b5" officeooo:paragraph-rsid="003689b5"/>
    </style:style>
    <style:style style:name="P20" style:family="paragraph" style:parent-style-name="Text_20_body">
      <style:text-properties officeooo:rsid="00541b73" officeooo:paragraph-rsid="005cc2ec"/>
    </style:style>
    <style:style style:name="P21" style:family="paragraph" style:parent-style-name="Text_20_body">
      <style:text-properties officeooo:rsid="00541b73" officeooo:paragraph-rsid="0063452b"/>
    </style:style>
    <style:style style:name="P22" style:family="paragraph" style:parent-style-name="Text_20_body">
      <style:text-properties officeooo:rsid="00558ac1" officeooo:paragraph-rsid="00558ac1"/>
    </style:style>
    <style:style style:name="P23" style:family="paragraph" style:parent-style-name="Text_20_body">
      <style:text-properties officeooo:rsid="0057bda4" officeooo:paragraph-rsid="0057bda4"/>
    </style:style>
    <style:style style:name="P24" style:family="paragraph" style:parent-style-name="Text_20_body">
      <style:text-properties officeooo:rsid="005e5ea0" officeooo:paragraph-rsid="005e5ea0"/>
    </style:style>
    <style:style style:name="P25" style:family="paragraph" style:parent-style-name="Text_20_body">
      <style:text-properties officeooo:rsid="005f424a" officeooo:paragraph-rsid="005f424a"/>
    </style:style>
    <style:style style:name="P26" style:family="paragraph" style:parent-style-name="Text_20_body">
      <style:text-properties officeooo:rsid="005f424a" officeooo:paragraph-rsid="006085e8"/>
    </style:style>
    <style:style style:name="P27" style:family="paragraph" style:parent-style-name="Text_20_body">
      <style:text-properties officeooo:rsid="0063452b" officeooo:paragraph-rsid="0063452b"/>
    </style:style>
    <style:style style:name="P28" style:family="paragraph" style:parent-style-name="Text_20_body">
      <style:text-properties officeooo:rsid="00691f93" officeooo:paragraph-rsid="00691f93"/>
    </style:style>
    <style:style style:name="P29" style:family="paragraph" style:parent-style-name="Text_20_body">
      <style:text-properties officeooo:rsid="006ba9fb" officeooo:paragraph-rsid="006ba9fb"/>
    </style:style>
    <style:style style:name="P30" style:family="paragraph" style:parent-style-name="Text_20_body">
      <style:text-properties officeooo:rsid="0061d150" officeooo:paragraph-rsid="0061d150"/>
    </style:style>
    <style:style style:name="P31" style:family="paragraph" style:parent-style-name="Text_20_body">
      <style:text-properties officeooo:rsid="00516b3d" officeooo:paragraph-rsid="006da0e6"/>
    </style:style>
    <style:style style:name="P32" style:family="paragraph" style:parent-style-name="Text_20_body">
      <style:text-properties officeooo:rsid="003223de" officeooo:paragraph-rsid="006dc739"/>
    </style:style>
    <style:style style:name="P33" style:family="paragraph" style:parent-style-name="Text_20_body">
      <style:text-properties officeooo:rsid="0055eec7" officeooo:paragraph-rsid="006dc739"/>
    </style:style>
    <style:style style:name="P34" style:family="paragraph" style:parent-style-name="Text_20_body">
      <style:text-properties officeooo:rsid="0050e266" officeooo:paragraph-rsid="00717178"/>
    </style:style>
    <style:style style:name="P35" style:family="paragraph" style:parent-style-name="Heading_20_1">
      <style:text-properties officeooo:rsid="00152602" officeooo:paragraph-rsid="00152602"/>
    </style:style>
    <style:style style:name="P36" style:family="paragraph" style:parent-style-name="Heading_20_1">
      <style:text-properties officeooo:rsid="00152602"/>
    </style:style>
    <style:style style:name="P37" style:family="paragraph" style:parent-style-name="Heading_20_1">
      <style:text-properties officeooo:rsid="002ea360" officeooo:paragraph-rsid="002ea360"/>
    </style:style>
    <style:style style:name="P38" style:family="paragraph" style:parent-style-name="Heading_20_3">
      <style:text-properties officeooo:rsid="00197d56" officeooo:paragraph-rsid="00197d56"/>
    </style:style>
    <style:style style:name="P39" style:family="paragraph" style:parent-style-name="Heading_20_3">
      <style:text-properties officeooo:rsid="001cc2d3" officeooo:paragraph-rsid="002ce9ea"/>
    </style:style>
    <style:style style:name="P40" style:family="paragraph" style:parent-style-name="Heading_20_3">
      <style:text-properties officeooo:rsid="001cc2d3" officeooo:paragraph-rsid="001cc2d3"/>
    </style:style>
    <style:style style:name="P41" style:family="paragraph" style:parent-style-name="Heading_20_3">
      <style:text-properties officeooo:rsid="001e9165" officeooo:paragraph-rsid="001e9165"/>
    </style:style>
    <style:style style:name="P42" style:family="paragraph" style:parent-style-name="Heading_20_4">
      <style:text-properties officeooo:rsid="00197d56" officeooo:paragraph-rsid="00197d56"/>
    </style:style>
    <style:style style:name="P43" style:family="paragraph" style:parent-style-name="Heading_20_4">
      <style:text-properties officeooo:rsid="00399417" officeooo:paragraph-rsid="003a1c70"/>
    </style:style>
    <style:style style:name="P44" style:family="paragraph" style:parent-style-name="Heading_20_4">
      <style:text-properties officeooo:rsid="00399417" officeooo:paragraph-rsid="007bc7ee"/>
    </style:style>
    <style:style style:name="P45" style:family="paragraph" style:parent-style-name="Heading_20_4">
      <style:text-properties officeooo:rsid="00399417" officeooo:paragraph-rsid="007cb9c4"/>
    </style:style>
    <style:style style:name="P46" style:family="paragraph" style:parent-style-name="Heading_20_4">
      <style:text-properties officeooo:rsid="001b0ba3" officeooo:paragraph-rsid="001b0ba3"/>
    </style:style>
    <style:style style:name="P47" style:family="paragraph" style:parent-style-name="Heading_20_4">
      <style:text-properties officeooo:rsid="003f0c8e" officeooo:paragraph-rsid="001b0ba3"/>
    </style:style>
    <style:style style:name="P48" style:family="paragraph" style:parent-style-name="Heading_20_4">
      <style:text-properties officeooo:rsid="0064c622" officeooo:paragraph-rsid="0064c622"/>
    </style:style>
    <style:style style:name="P49" style:family="paragraph" style:parent-style-name="Heading_20_4">
      <style:text-properties officeooo:rsid="006652bf" officeooo:paragraph-rsid="006652bf"/>
    </style:style>
    <style:style style:name="P50" style:family="paragraph" style:parent-style-name="Heading_20_4">
      <style:text-properties officeooo:rsid="007bc7ee" officeooo:paragraph-rsid="007bc7ee"/>
    </style:style>
    <style:style style:name="P51" style:family="paragraph" style:parent-style-name="Heading_20_4">
      <style:text-properties officeooo:rsid="007cb9c4" officeooo:paragraph-rsid="007cb9c4"/>
    </style:style>
    <style:style style:name="P52" style:family="paragraph" style:parent-style-name="Heading_20_4">
      <style:text-properties officeooo:rsid="007eef82" officeooo:paragraph-rsid="007eef82"/>
    </style:style>
    <style:style style:name="P53" style:family="paragraph" style:parent-style-name="Heading_20_4">
      <style:text-properties officeooo:rsid="00805dfc" officeooo:paragraph-rsid="00805dfc"/>
    </style:style>
    <style:style style:name="P54" style:family="paragraph" style:parent-style-name="Text_20_body">
      <style:text-properties officeooo:rsid="00399417" officeooo:paragraph-rsid="007bc7ee"/>
    </style:style>
    <style:style style:name="P55" style:family="paragraph" style:parent-style-name="Text_20_body">
      <style:text-properties officeooo:rsid="00399417" officeooo:paragraph-rsid="007cb9c4"/>
    </style:style>
    <style:style style:name="P56" style:family="paragraph" style:parent-style-name="Text_20_body">
      <style:text-properties officeooo:rsid="00541b73" officeooo:paragraph-rsid="007bc7ee"/>
    </style:style>
    <style:style style:name="P57" style:family="paragraph" style:parent-style-name="Text_20_body">
      <style:text-properties officeooo:paragraph-rsid="007bc7ee"/>
    </style:style>
    <style:style style:name="P58" style:family="paragraph" style:parent-style-name="Text_20_body">
      <style:text-properties officeooo:rsid="007e179a" officeooo:paragraph-rsid="007e179a"/>
    </style:style>
    <style:style style:name="P59" style:family="paragraph" style:parent-style-name="Text_20_body">
      <style:text-properties officeooo:rsid="007e179a" officeooo:paragraph-rsid="007e6239"/>
    </style:style>
    <style:style style:name="P60" style:family="paragraph" style:parent-style-name="Text_20_body">
      <style:text-properties officeooo:rsid="007e179a" officeooo:paragraph-rsid="007eef82"/>
    </style:style>
    <style:style style:name="P61" style:family="paragraph" style:parent-style-name="Text_20_body">
      <style:text-properties officeooo:rsid="007e179a" officeooo:paragraph-rsid="00805dfc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4ef679"/>
    </style:style>
    <style:style style:name="T7" style:family="text">
      <style:text-properties officeooo:rsid="00525088"/>
    </style:style>
    <style:style style:name="T8" style:family="text">
      <style:text-properties officeooo:rsid="00598bd1"/>
    </style:style>
    <style:style style:name="T9" style:family="text">
      <style:text-properties officeooo:rsid="005a4eb8"/>
    </style:style>
    <style:style style:name="T10" style:family="text">
      <style:text-properties officeooo:rsid="00545c50"/>
    </style:style>
    <style:style style:name="T11" style:family="text">
      <style:text-properties officeooo:rsid="0052be45"/>
    </style:style>
    <style:style style:name="T12" style:family="text">
      <style:text-properties officeooo:rsid="0054dce0"/>
    </style:style>
    <style:style style:name="T13" style:family="text">
      <style:text-properties officeooo:rsid="006dc739"/>
    </style:style>
    <style:style style:name="T14" style:family="text">
      <style:text-properties officeooo:rsid="005aed0f"/>
    </style:style>
    <style:style style:name="T15" style:family="text">
      <style:text-properties officeooo:rsid="005b1659"/>
    </style:style>
    <style:style style:name="T16" style:family="text">
      <style:text-properties officeooo:rsid="0073083b"/>
    </style:style>
    <style:style style:name="T17" style:family="text">
      <style:text-properties officeooo:rsid="00747b49"/>
    </style:style>
    <style:style style:name="T18" style:family="text">
      <style:text-properties officeooo:rsid="0078724e"/>
    </style:style>
    <style:style style:name="T19" style:family="text">
      <style:text-properties officeooo:rsid="00793f0b"/>
    </style:style>
    <style:style style:name="T20" style:family="text">
      <style:text-properties officeooo:rsid="007a46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esame Data Mining</text:p>
      <text:p text:style-name="P1">Pietro Stangherlin</text:p>
      <text:h text:style-name="P35" text:outline-level="1">Prep<text:span text:style-name="T1">r</text:span>ocessing</text:h>
      <text:h text:style-name="P38" text:outline-level="3">Rimozione variabili</text:h>
      <text:p text:style-name="P3"><text:span text:style-name="T2">Rimozione </text:span>ID e Leaker</text:p>
      <text:p text:style-name="P3"/>
      <text:h text:style-name="P39" text:outline-level="3">Trasformazione varia<text:span text:style-name="T5">bili esplicative testuali</text:span></text:h>
      <text:h text:style-name="P40" text:outline-level="3">Trasformazione variabili <text:span text:style-name="T2">esplicative</text:span></text:h>
      <text:p text:style-name="P4">Per le esplicative qualitative con molti valori mancanti viene aggiunta la nuova modalità “mancante”.</text:p>
      <text:p text:style-name="P5">Le esplicative quantitative con molti valori mancanti vengono trasformate in qualitative tramite suddivisione in classi (basate sui quantili) e aggiunta la modalità “mancante”.</text:p>
      <text:p text:style-name="P8">Le variabili quantitative con meno di 5 modalità sono convertite in qualitative.</text:p>
      <text:p text:style-name="P6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41" text:outline-level="3">Analisi variabili esplicative</text:h>
      <text:p text:style-name="P7">Analisi distribuzione di alcune variabili quantitative</text:p>
      <text:h text:style-name="P36" text:outline-level="1">Gestione del compromesso varianza – distorsione</text:h>
      <text:p text:style-name="P32">Per gestire il compromesso varianza – distorsione <text:span text:style-name="T12">si impiega il metodo della convalida incrociata sia per la selezione dei modelli per ogni famiglia di modelli che per il confronto finale tra i modelli migliori: i valori delle metriche in corrispondenza dei parametri scelti per ogni modello sono le medesime impiegate per il confronto tra modelli. </text:span></text:p>
      <text:p text:style-name="P33">Nel caso in questione, per la convalida incrociata si ha:</text:p>
      <text:p text:style-name="P17"><text:span text:style-name="T18">L’insieme d</text:span><text:span text:style-name="T19">ei </text:span><text:span text:style-name="T18">dati è</text:span> partizionato in K = 10 sotto-insiemi di dimensione uguale (o quasi). In questo caso il parametro (se uni-dimensionale) è selezionato in base al criterio della distanza di un errore standard. <text:span text:style-name="T18">Poiché i dati sono sbilanciati si adotta l’approccio del sottocampionamento della classe preponderante: </text:span><text:span text:style-name="T20">per ogni fold se ne ricava uno con una maggiore proporzione della classe sotto rappresentata, questa “sotto-partizione” bilanciata è impiegata per la stima mentre quella sbilanciata è impiegata per la verifica (per ogni operazione di convalida incrociata).</text:span></text:p>
      <text:p text:style-name="P22">Per ogni modello la classificazione avviene confrontando il predittore con la soglia scelta.</text:p>
      <text:p text:style-name="P23"><text:soft-page-break/>Dove possibile (es GLM, <text:span text:style-name="T13">alberi etc.</text:span>) si considera dunque il predittore sulla scala delle probabilità.</text:p>
      <text:p text:style-name="P22"/>
      <text:h text:style-name="P36" text:outline-level="1">Analisi Esplorative</text:h>
      <text:p text:style-name="Text_20_body"/>
      <text:h text:style-name="P37" text:outline-level="1">Metriche</text:h>
      <text:p text:style-name="P19">Le metriche impiegate sono <text:span text:style-name="T16">il tasso</text:span><text:span text:style-name="T7"> di errata classificazione, il rapporto di falsi positivi, il rapporto di falsi negative e l ‘ f score.</text:span></text:p>
      <text:p text:style-name="P11">Dove non specificato, la metrica di selezione impiegata è <text:span text:style-name="T7">l’errore di errata classificazione.</text:span></text:p>
      <text:p text:style-name="P24">Metrica scelta: </text:p>
      <text:p text:style-name="P24"><text:span text:style-name="T17">tasso</text:span> di errata classificazione: selezionato il modello con il più basso errore</text:p>
      <text:p text:style-name="P24">F score: selezionato il modello con il punteggio più alto</text:p>
      <text:h text:style-name="P36" text:outline-level="1">Modelli</text:h>
      <text:p text:style-name="Text_20_body"/>
      <text:h text:style-name="P50" text:outline-level="4">Lineare </text:h>
      <text:p text:style-name="P56">In questo caso <text:span text:style-name="T8">la risposta è considerata come quantitativa </text:span><text:span text:style-name="T9">(0,1)</text:span><text:span text:style-name="T8">.</text:span></text:p>
      <text:p text:style-name="P58">Si seleziona il modello su tutta la partizione bilanciata (tramite selezione in avanti basata su AIC), per le metriche si impiega il criterio specificato precedentemente col il modello selezionato</text:p>
      <text:h text:style-name="P44" text:outline-level="4">No interazione</text:h>
      <text:p text:style-name="P54"/>
      <text:h text:style-name="P44" text:outline-level="4">SI interazione</text:h>
      <text:p text:style-name="P57"/>
      <text:h text:style-name="P51" text:outline-level="4">GLM</text:h>
      <text:p text:style-name="P59">Si seleziona il modello su tutta la partizione bilanciata (tramite selezione in avanti basata su AIC), per le metriche si impiega il criterio specificato precedentemente col il modello selezionato</text:p>
      <text:h text:style-name="P45" text:outline-level="4">No interazione</text:h>
      <text:p text:style-name="P55"/>
      <text:h text:style-name="P45" text:outline-level="4">SI interazione</text:h>
      <text:p text:style-name="P13"/>
      <text:h text:style-name="P42" text:outline-level="4"><text:soft-page-break/>Ridge </text:h>
      <text:p text:style-name="P20">In questo caso <text:span text:style-name="T8">la risposta è considerata come quantitativa </text:span><text:span text:style-name="T9">(0,1)</text:span><text:span text:style-name="T8">.</text:span></text:p>
      <text:p text:style-name="P25">E’ ottimizzata la metrica scelta.</text:p>
      <text:h text:style-name="P43" text:outline-level="4">No interazione</text:h>
      <text:p text:style-name="P11"/>
      <text:h text:style-name="P43" text:outline-level="4">SI interazione</text:h>
      <text:p text:style-name="P14"/>
      <text:h text:style-name="P42" text:outline-level="4">Lasso</text:h>
      <text:p text:style-name="P20">In questo caso <text:span text:style-name="T8">la risposta è considerata come quantitativa </text:span><text:span text:style-name="T9">(0,1)</text:span><text:span text:style-name="T8">.</text:span></text:p>
      <text:p text:style-name="P26">E’ ottimizzata la metrica scelta.</text:p>
      <text:h text:style-name="P43" text:outline-level="4">No interazione</text:h>
      <text:p text:style-name="P12"/>
      <text:h text:style-name="P43" text:outline-level="4">SI interazione</text:h>
      <text:p text:style-name="P15"/>
      <text:h text:style-name="P52" text:outline-level="4">GAM</text:h>
      <text:p text:style-name="P60">Si seleziona il modello su tutta la partizione bilanciata (tramite selezione in avanti basata su AIC), per le metriche si impiega il criterio specificato precedentemente col il modello selezionato</text:p>
      <text:p text:style-name="P60"/>
      <text:h text:style-name="P53" text:outline-level="4">MARS</text:h>
      <text:p text:style-name="P61">Si seleziona il modello su tutta la partizione bilanciata (tramite selezione in avanti basata su AIC), per le metriche si impiega il criterio specificato precedentemente col il modello selezionato</text:p>
      <text:h text:style-name="P46" text:outline-level="4">Albero</text:h>
      <text:p text:style-name="P30">E’ ottimizzata la metrica scelta.</text:p>
      <text:p text:style-name="P31">Nella convalida incrociata, in questo specifico caso, per avere una valutazione più onesta dell’errore di previsione, per ogni <text:span text:style-name="T10">insieme</text:span> di convalida: <text:span text:style-name="T11">si tiene da parte un ulteriore insieme (quello con l’indice più </text:span><text:span text:style-name="T10">piccolo</text:span><text:span text:style-name="T11"> se </text:span><text:span text:style-name="T10">l’insieme di convalida è quello con l’indice maggiore, in tutti gli altri casi è l’insieme con l’indice di quello di convalida – 1). Tutti gli insiemi tranne i due tenuti da parte sono impiegati per la crescita, il secondo insieme tenuto da parte è impiegato per la potatura e l’ultimo è effettivamente impiegato per la stima dell’errore di convalida rispetto agli alberi potati.</text:span></text:p>
      <text:h text:style-name="P47" text:outline-level="4"/>
      <text:h text:style-name="P46" text:outline-level="4">PPR</text:h>
      <text:p text:style-name="P21">In questo caso <text:span text:style-name="T8">la risposta è considerata come quantitativa </text:span><text:span text:style-name="T9">(0,1)</text:span><text:span text:style-name="T8">.</text:span></text:p>
      <text:p text:style-name="P16"><text:soft-page-break/>I parametri da selezionare sono il numero di funzioni dorsali e il grado di lisciamento per ciascuna.</text:p>
      <text:p text:style-name="P27">E’ ottimizzata la metrica scelta</text:p>
      <text:p text:style-name="P16">NOTA: Per limitazioni computazionali e di tempo si assume che il parametro di lisciamento sia il medesimo per tutte le funzioni dorsali, inoltre è considerato solo un limitato sotto-insieme di valori di lisciamento.</text:p>
      <text:h text:style-name="P46" text:outline-level="4">Random Forest</text:h>
      <text:p text:style-name="P18">Per vincoli computazionali e di tempo si adotta un approccio sub-optimale:</text:p>
      <text:p text:style-name="P18">Si fissano inizialmente il numero di alberi bootstrap a 400 e per la selezione del miglior numero di variabili scelte ad ogni split.</text:p>
      <text:p text:style-name="P18">Una volta selezionato il numero di variabili ottimale si controlla se per tale valore sia ha effettivamente convergenza <text:span text:style-name="T14">della metrica</text:span> rispetto al numero di alberi boostrap.</text:p>
      <text:h text:style-name="P46" text:outline-level="4">Bagging</text:h>
      <text:p text:style-name="P34">S<text:span text:style-name="T6">i controlla se </text:span>si ha<text:span text:style-name="T6"> convergenza dell</text:span><text:span text:style-name="T15">a metrica</text:span><text:span text:style-name="T6"> rispetto al numero di alberi boostrap.</text:span></text:p>
      <text:h text:style-name="P48" text:outline-level="4">Boosting</text:h>
      <text:p text:style-name="P28">Si verifica se l’errore di errata classificazione sull’insieme di convalida si stabilizza dopo un certo numero di iterazioni.</text:p>
      <text:h text:style-name="P49" text:outline-level="4">Support vector machine</text:h>
      <text:p text:style-name="P29">Il parametro è la penalizzazione applicata al kernel radiale.</text:p>
      <text:p text:style-name="P29">Con più tempo e risorse sarebbe adeguato provare anche altri kernel.</text:p>
      <text:h text:style-name="P36" text:outline-level="1">Conclusioni</text:h>
      <text:p text:style-name="P9">Metriche di tutti i modelli.</text:p>
      <text:h text:style-name="Heading_20_3" text:outline-level="3">Analisi modelli migliori</text:h>
      <text:p text:style-name="P10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25T09:08:31.321000000</dc:date>
    <meta:editing-duration>PT1H53M22S</meta:editing-duration>
    <meta:editing-cycles>102</meta:editing-cycles>
    <meta:generator>LibreOffice/7.3.1.3$Windows_X86_64 LibreOffice_project/a69ca51ded25f3eefd52d7bf9a5fad8c90b87951</meta:generator>
    <meta:document-statistic meta:table-count="0" meta:image-count="0" meta:object-count="0" meta:page-count="4" meta:paragraph-count="74" meta:word-count="858" meta:character-count="5731" meta:non-whitespace-character-count="4940"/>
  </office:meta>
</office:document-meta>
</file>